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202" officeooo:paragraph-rsid="000a7202"/>
    </style:style>
    <style:style style:name="P2" style:family="paragraph" style:parent-style-name="Standard">
      <style:text-properties officeooo:rsid="000b4be1" officeooo:paragraph-rsid="000b4be1"/>
    </style:style>
    <style:style style:name="P3" style:family="paragraph" style:parent-style-name="Standard">
      <style:text-properties officeooo:rsid="000b4ef8" officeooo:paragraph-rsid="000b4ef8"/>
    </style:style>
    <style:style style:name="P4" style:family="paragraph" style:parent-style-name="Standard">
      <style:text-properties style:text-underline-style="solid" style:text-underline-width="auto" style:text-underline-color="font-color" officeooo:rsid="000b4ef8" officeooo:paragraph-rsid="000b4ef8"/>
    </style:style>
    <style:style style:name="P5" style:family="paragraph" style:parent-style-name="Standard">
      <style:text-properties style:text-underline-style="solid" style:text-underline-width="auto" style:text-underline-color="font-color" officeooo:rsid="000c81ed" officeooo:paragraph-rsid="000c81ed"/>
    </style:style>
    <style:style style:name="P6" style:family="paragraph" style:parent-style-name="Standard">
      <style:text-properties style:text-underline-style="solid" style:text-underline-width="auto" style:text-underline-color="font-color" officeooo:rsid="00117f3c" officeooo:paragraph-rsid="00117f3c"/>
    </style:style>
    <style:style style:name="P7" style:family="paragraph" style:parent-style-name="Standard">
      <style:text-properties style:text-underline-style="solid" style:text-underline-width="auto" style:text-underline-color="font-color" officeooo:rsid="001ad533" officeooo:paragraph-rsid="001ad533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1a7d1" officeooo:paragraph-rsid="0021a7d1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21ad8a" officeooo:paragraph-rsid="0021ad8a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3f764" officeooo:paragraph-rsid="0023f764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9284a" officeooo:paragraph-rsid="0029284a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9284a" officeooo:paragraph-rsid="0081e6a3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a6b9d" officeooo:paragraph-rsid="002a6b9d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2e5cba" officeooo:paragraph-rsid="002e5cba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30d19e" officeooo:paragraph-rsid="0030d19e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36e049" officeooo:paragraph-rsid="0036e049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38dc5a" officeooo:paragraph-rsid="0038dc5a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457692" officeooo:paragraph-rsid="00457692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49512f" officeooo:paragraph-rsid="0049512f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4cf5f5" officeooo:paragraph-rsid="004cf5f5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4fdceb" officeooo:paragraph-rsid="004fdceb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52dab8" officeooo:paragraph-rsid="0052dab8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5fa004" officeooo:paragraph-rsid="005fa004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6d2c72" officeooo:paragraph-rsid="006d2c72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759c22" officeooo:paragraph-rsid="00759c22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77e0bc" officeooo:paragraph-rsid="0077e0bc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7c3355" officeooo:paragraph-rsid="007c3355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7d3cf7" officeooo:paragraph-rsid="007d3cf7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847d5b" officeooo:paragraph-rsid="00847d5b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30d19e" officeooo:paragraph-rsid="0030d19e" fo:background-color="#ffff00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4174b3" officeooo:paragraph-rsid="004174b3" fo:background-color="transparent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officeooo:rsid="0014203c" officeooo:paragraph-rsid="0014203c"/>
    </style:style>
    <style:style style:name="P33" style:family="paragraph" style:parent-style-name="Standard">
      <style:text-properties style:text-underline-style="none" officeooo:rsid="000b4ef8" officeooo:paragraph-rsid="000b4ef8"/>
    </style:style>
    <style:style style:name="P34" style:family="paragraph" style:parent-style-name="Standard">
      <style:text-properties style:text-underline-style="none" officeooo:rsid="000c81ed" officeooo:paragraph-rsid="000c81ed"/>
    </style:style>
    <style:style style:name="P35" style:family="paragraph" style:parent-style-name="Standard">
      <style:text-properties style:text-underline-style="none" officeooo:rsid="000d2360" officeooo:paragraph-rsid="000d2360"/>
    </style:style>
    <style:style style:name="P36" style:family="paragraph" style:parent-style-name="Standard">
      <style:text-properties style:text-underline-style="none" officeooo:rsid="000dfed6" officeooo:paragraph-rsid="000dfed6"/>
    </style:style>
    <style:style style:name="P37" style:family="paragraph" style:parent-style-name="Standard">
      <style:text-properties style:text-underline-style="none" officeooo:rsid="00117f3c" officeooo:paragraph-rsid="00117f3c"/>
    </style:style>
    <style:style style:name="P38" style:family="paragraph" style:parent-style-name="Standard">
      <style:text-properties style:text-underline-style="none" officeooo:rsid="0014203c" officeooo:paragraph-rsid="0014203c"/>
    </style:style>
    <style:style style:name="P39" style:family="paragraph" style:parent-style-name="Standard">
      <style:text-properties style:text-underline-style="none" officeooo:rsid="001ad533" officeooo:paragraph-rsid="001ad533"/>
    </style:style>
    <style:style style:name="P40" style:family="paragraph" style:parent-style-name="Standard">
      <style:text-properties style:text-underline-style="none" officeooo:rsid="0010a4a3" officeooo:paragraph-rsid="0010a4a3"/>
    </style:style>
    <style:style style:name="P41" style:family="paragraph" style:parent-style-name="Standard">
      <style:text-properties style:text-underline-style="none" officeooo:rsid="001e06f9" officeooo:paragraph-rsid="001e06f9"/>
    </style:style>
    <style:style style:name="P42" style:family="paragraph" style:parent-style-name="Standard">
      <style:text-properties style:text-underline-style="none" officeooo:rsid="001f63bf" officeooo:paragraph-rsid="001f63bf"/>
    </style:style>
    <style:style style:name="P43" style:family="paragraph" style:parent-style-name="Standard">
      <style:text-properties style:text-underline-style="none" officeooo:rsid="002fde54" officeooo:paragraph-rsid="002fde54"/>
    </style:style>
    <style:style style:name="P44" style:family="paragraph" style:parent-style-name="Standard">
      <style:text-properties style:text-underline-style="none" fo:font-weight="normal" officeooo:rsid="0044966e" officeooo:paragraph-rsid="0044966e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1ad8a" officeooo:paragraph-rsid="0021ad8a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250044" officeooo:paragraph-rsid="00250044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266def" officeooo:paragraph-rsid="00266def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687b6" officeooo:paragraph-rsid="002687b6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270061" officeooo:paragraph-rsid="00270061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27510e" officeooo:paragraph-rsid="0027510e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279096" officeooo:paragraph-rsid="00279096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3689c4" officeooo:paragraph-rsid="003689c4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38dc5a" officeooo:paragraph-rsid="0038dc5a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511eca" officeooo:paragraph-rsid="00511eca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55242e" officeooo:paragraph-rsid="0055242e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5576ce" officeooo:paragraph-rsid="005576ce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587c42" officeooo:paragraph-rsid="00587c42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59664d" officeooo:paragraph-rsid="0059664d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5b62fd" officeooo:paragraph-rsid="005b62fd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5cac54" officeooo:paragraph-rsid="005cac54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5dbf9c" officeooo:paragraph-rsid="005dbf9c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634002" officeooo:paragraph-rsid="00634002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64833e" officeooo:paragraph-rsid="0064833e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65ba06" officeooo:paragraph-rsid="0065ba06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67303b" officeooo:paragraph-rsid="0067303b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6be2f3" officeooo:paragraph-rsid="006be2f3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6ca23a" officeooo:paragraph-rsid="006ca23a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70993a" officeooo:paragraph-rsid="0070993a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29284a" officeooo:paragraph-rsid="0029284a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457692" officeooo:paragraph-rsid="00457692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5003cc" officeooo:paragraph-rsid="00457692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56b8c1" officeooo:paragraph-rsid="0056b8c1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49512f" officeooo:paragraph-rsid="0049512f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4cf5f5" officeooo:paragraph-rsid="004fdceb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6182bf" officeooo:paragraph-rsid="006182bf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6367a4" officeooo:paragraph-rsid="006367a4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724f42" officeooo:paragraph-rsid="00724f42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7250cc" officeooo:paragraph-rsid="007250cc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21a7d1" officeooo:paragraph-rsid="0021a7d1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7c3355" officeooo:paragraph-rsid="007c3355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873bdc" officeooo:paragraph-rsid="00873bdc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30d19e" officeooo:paragraph-rsid="00352e72" fo:background-color="#ffff00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30d19e" officeooo:paragraph-rsid="00352e72" fo:background-color="transparent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3ed980" officeooo:paragraph-rsid="003ed980" fo:background-color="transparent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4099bc" officeooo:paragraph-rsid="004099bc" fo:background-color="transparent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4174b3" officeooo:paragraph-rsid="004174b3" fo:background-color="transparent" style:font-weight-asian="normal" style:font-weight-complex="normal"/>
    </style:style>
    <style:style style:name="P87" style:family="paragraph" style:parent-style-name="Standard">
      <style:text-properties fo:font-size="14pt" officeooo:rsid="000a7202" officeooo:paragraph-rsid="000a7202" style:font-size-asian="14pt" style:font-size-complex="14pt"/>
    </style:style>
    <style:style style:name="P88" style:family="paragraph" style:parent-style-name="Standard">
      <style:text-properties officeooo:rsid="000c81ed" officeooo:paragraph-rsid="000c81ed"/>
    </style:style>
    <style:style style:name="P89" style:family="paragraph" style:parent-style-name="Standard">
      <style:text-properties officeooo:rsid="00117f3c" officeooo:paragraph-rsid="00117f3c"/>
    </style:style>
    <style:style style:name="P90" style:family="paragraph" style:parent-style-name="Standard">
      <style:text-properties officeooo:rsid="001764f0" officeooo:paragraph-rsid="001764f0"/>
    </style:style>
    <style:style style:name="P91" style:family="paragraph" style:parent-style-name="Standard">
      <style:text-properties officeooo:rsid="001838bb" officeooo:paragraph-rsid="001838bb"/>
    </style:style>
    <style:style style:name="P92" style:family="paragraph" style:parent-style-name="Standard">
      <style:text-properties fo:font-weight="bold" officeooo:rsid="001838bb" officeooo:paragraph-rsid="001838bb" style:font-weight-asian="bold" style:font-weight-complex="bold"/>
    </style:style>
    <style:style style:name="P93" style:family="paragraph" style:parent-style-name="Standard">
      <style:text-properties fo:font-weight="bold" officeooo:rsid="001ad533" officeooo:paragraph-rsid="001ad533" style:font-weight-asian="bold" style:font-weight-complex="bold"/>
    </style:style>
    <style:style style:name="P94" style:family="paragraph" style:parent-style-name="Standard">
      <style:text-properties officeooo:rsid="00172a08" officeooo:paragraph-rsid="00172a08"/>
    </style:style>
    <style:style style:name="P95" style:family="paragraph" style:parent-style-name="Standard">
      <style:text-properties officeooo:rsid="001e4948" officeooo:paragraph-rsid="001e4948"/>
    </style:style>
    <style:style style:name="P96" style:family="paragraph" style:parent-style-name="Standard">
      <style:text-properties fo:font-weight="normal" officeooo:rsid="001fe705" officeooo:paragraph-rsid="001fe705" style:font-weight-asian="normal" style:font-weight-complex="normal"/>
    </style:style>
    <style:style style:name="P97" style:family="paragraph" style:parent-style-name="Standard">
      <style:text-properties officeooo:paragraph-rsid="0030d19e"/>
    </style:style>
    <style:style style:name="P98" style:family="paragraph" style:parent-style-name="Standard">
      <style:text-properties officeooo:rsid="003eabd6" officeooo:paragraph-rsid="003eabd6"/>
    </style:style>
    <style:style style:name="P99" style:family="paragraph" style:parent-style-name="Text_20_body">
      <style:text-properties officeooo:paragraph-rsid="00352e72"/>
    </style:style>
    <style:style style:name="P100" style:family="paragraph" style:parent-style-name="Standard">
      <style:text-properties style:text-underline-style="none" fo:font-weight="normal" officeooo:rsid="008094b7" officeooo:paragraph-rsid="008094b7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8c52eb" officeooo:paragraph-rsid="008c52eb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8e40a2" officeooo:paragraph-rsid="008e40a2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99cd46" officeooo:paragraph-rsid="0099cd46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7beb94" officeooo:paragraph-rsid="007beb94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9b5a57" officeooo:paragraph-rsid="009b5a57" style:font-weight-asian="normal" style:font-weight-complex="normal"/>
    </style:style>
    <style:style style:name="P106" style:family="paragraph" style:parent-style-name="Standard">
      <style:text-properties style:text-underline-style="none" officeooo:rsid="008e9915" officeooo:paragraph-rsid="008e9915"/>
    </style:style>
    <style:style style:name="P107" style:family="paragraph" style:parent-style-name="Standard">
      <style:text-properties style:text-underline-style="none" officeooo:rsid="009765c2" officeooo:paragraph-rsid="009765c2"/>
    </style:style>
    <style:style style:name="P108" style:family="paragraph" style:parent-style-name="Standard">
      <style:text-properties style:text-underline-style="none" officeooo:rsid="0098b96f" officeooo:paragraph-rsid="0098b96f"/>
    </style:style>
    <style:style style:name="P109" style:family="paragraph" style:parent-style-name="Standard">
      <style:text-properties style:text-underline-style="solid" style:text-underline-width="auto" style:text-underline-color="font-color" fo:font-weight="normal" officeooo:rsid="00847d5b" officeooo:paragraph-rsid="00847d5b" style:font-weight-asian="normal" style:font-weight-complex="normal"/>
    </style:style>
    <style:style style:name="P110" style:family="paragraph" style:parent-style-name="Standard">
      <style:text-properties style:text-underline-style="solid" style:text-underline-width="auto" style:text-underline-color="font-color" fo:font-weight="normal" officeooo:rsid="008ac294" officeooo:paragraph-rsid="008ac294" style:font-weight-asian="normal" style:font-weight-complex="normal"/>
    </style:style>
    <style:style style:name="P111" style:family="paragraph" style:parent-style-name="Standard">
      <style:text-properties style:text-underline-style="solid" style:text-underline-width="auto" style:text-underline-color="font-color" fo:font-weight="normal" officeooo:rsid="009b5a57" officeooo:paragraph-rsid="009b5a57" style:font-weight-asian="normal" style:font-weight-complex="normal"/>
    </style:style>
    <style:style style:name="P112" style:family="paragraph" style:parent-style-name="Standard">
      <style:text-properties style:text-underline-style="solid" style:text-underline-width="auto" style:text-underline-color="font-color" fo:font-weight="normal" officeooo:rsid="009c20e7" officeooo:paragraph-rsid="009c20e7" style:font-weight-asian="normal" style:font-weight-complex="normal"/>
    </style:style>
    <style:style style:name="P113" style:family="paragraph" style:parent-style-name="Standard">
      <style:text-properties style:text-underline-style="solid" style:text-underline-width="auto" style:text-underline-color="font-color" officeooo:rsid="008e9915" officeooo:paragraph-rsid="008e9915"/>
    </style:style>
    <style:style style:name="P114" style:family="paragraph" style:parent-style-name="Standard">
      <style:text-properties style:text-underline-style="solid" style:text-underline-width="auto" style:text-underline-color="font-color" officeooo:rsid="00921d37" officeooo:paragraph-rsid="00921d37"/>
    </style:style>
    <style:style style:name="P115" style:family="paragraph" style:parent-style-name="Standard">
      <style:text-properties style:text-underline-style="solid" style:text-underline-width="auto" style:text-underline-color="font-color" officeooo:rsid="009765c2" officeooo:paragraph-rsid="009765c2"/>
    </style:style>
    <style:style style:name="P116" style:family="paragraph" style:parent-style-name="Standard">
      <style:text-properties style:text-underline-style="solid" style:text-underline-width="auto" style:text-underline-color="font-color" officeooo:rsid="0098b96f" officeooo:paragraph-rsid="0098b96f"/>
    </style:style>
    <style:style style:name="T1" style:family="text">
      <style:text-properties officeooo:rsid="000fe9dd"/>
    </style:style>
    <style:style style:name="T2" style:family="text">
      <style:text-properties officeooo:rsid="0015cbe6"/>
    </style:style>
    <style:style style:name="T3" style:family="text">
      <style:text-properties officeooo:rsid="0019d8e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d8ee" style:font-weight-asian="normal" style:font-weight-complex="normal"/>
    </style:style>
    <style:style style:name="T6" style:family="text">
      <style:text-properties officeooo:rsid="001b8e07"/>
    </style:style>
    <style:style style:name="T7" style:family="text">
      <style:text-properties officeooo:rsid="001d2a73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366d4"/>
    </style:style>
    <style:style style:name="T10" style:family="text">
      <style:text-properties style:text-underline-style="none" officeooo:rsid="002c6360"/>
    </style:style>
    <style:style style:name="T11" style:family="text">
      <style:text-properties style:text-underline-style="none" officeooo:rsid="002f8d2e"/>
    </style:style>
    <style:style style:name="T12" style:family="text">
      <style:text-properties style:text-underline-style="none" officeooo:rsid="0033a67b"/>
    </style:style>
    <style:style style:name="T13" style:family="text">
      <style:text-properties style:text-underline-style="none" officeooo:rsid="0038dc5a"/>
    </style:style>
    <style:style style:name="T1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30d19e" fo:background-color="transparent" loext:char-shading-value="0" style:font-weight-asian="normal" style:font-weight-complex="normal"/>
    </style:style>
    <style:style style:name="T16" style:family="text">
      <style:text-properties style:text-underline-style="none" officeooo:rsid="00436470"/>
    </style:style>
    <style:style style:name="T17" style:family="text">
      <style:text-properties style:text-underline-style="none" fo:background-color="transparent" loext:char-shading-value="0"/>
    </style:style>
    <style:style style:name="T18" style:family="text">
      <style:text-properties style:text-underline-style="none" officeooo:rsid="004439a5"/>
    </style:style>
    <style:style style:name="T19" style:family="text">
      <style:text-properties style:text-underline-style="none" officeooo:rsid="00457692"/>
    </style:style>
    <style:style style:name="T20" style:family="text">
      <style:text-properties style:text-underline-style="none" officeooo:rsid="00465da8"/>
    </style:style>
    <style:style style:name="T21" style:family="text">
      <style:text-properties style:text-underline-style="none" officeooo:rsid="00479f4c"/>
    </style:style>
    <style:style style:name="T22" style:family="text">
      <style:text-properties style:text-underline-style="none" officeooo:rsid="004b0780"/>
    </style:style>
    <style:style style:name="T23" style:family="text">
      <style:text-properties style:text-underline-style="none" officeooo:rsid="004e313e"/>
    </style:style>
    <style:style style:name="T24" style:family="text">
      <style:text-properties style:text-underline-style="none" officeooo:rsid="004e3f61"/>
    </style:style>
    <style:style style:name="T25" style:family="text">
      <style:text-properties style:text-underline-style="none" officeooo:rsid="005003cc"/>
    </style:style>
    <style:style style:name="T26" style:family="text">
      <style:text-properties style:text-underline-style="none" officeooo:rsid="0053b5aa"/>
    </style:style>
    <style:style style:name="T27" style:family="text">
      <style:text-properties style:text-underline-style="none" officeooo:rsid="005e2e27"/>
    </style:style>
    <style:style style:name="T28" style:family="text">
      <style:text-properties style:text-underline-style="none" officeooo:rsid="0068d481"/>
    </style:style>
    <style:style style:name="T29" style:family="text">
      <style:text-properties style:text-underline-style="none" officeooo:rsid="006a90fd"/>
    </style:style>
    <style:style style:name="T30" style:family="text">
      <style:text-properties style:text-underline-style="none" officeooo:rsid="006e5103"/>
    </style:style>
    <style:style style:name="T31" style:family="text">
      <style:text-properties style:text-underline-style="none" officeooo:rsid="00704e5d"/>
    </style:style>
    <style:style style:name="T32" style:family="text">
      <style:text-properties style:text-underline-style="none" officeooo:rsid="007250cc"/>
    </style:style>
    <style:style style:name="T33" style:family="text">
      <style:text-properties style:text-underline-style="none" officeooo:rsid="0072b875"/>
    </style:style>
    <style:style style:name="T34" style:family="text">
      <style:text-properties style:text-underline-style="none" officeooo:rsid="0073831f"/>
    </style:style>
    <style:style style:name="T35" style:family="text">
      <style:text-properties style:text-underline-style="none" officeooo:rsid="0076ee1b"/>
    </style:style>
    <style:style style:name="T36" style:family="text">
      <style:text-properties style:text-underline-style="none" officeooo:rsid="0077e0bc"/>
    </style:style>
    <style:style style:name="T37" style:family="text">
      <style:text-properties style:text-underline-style="none" officeooo:rsid="0079d58c"/>
    </style:style>
    <style:style style:name="T38" style:family="text">
      <style:text-properties style:text-underline-style="none" officeooo:rsid="007bc7a1"/>
    </style:style>
    <style:style style:name="T39" style:family="text">
      <style:text-properties style:text-underline-style="none" officeooo:rsid="007c48f8"/>
    </style:style>
    <style:style style:name="T40" style:family="text">
      <style:text-properties style:text-underline-style="none" officeooo:rsid="0081e6a3"/>
    </style:style>
    <style:style style:name="T41" style:family="text">
      <style:text-properties style:text-underline-style="none" officeooo:rsid="0082ff5d"/>
    </style:style>
    <style:style style:name="T42" style:family="text">
      <style:text-properties style:text-underline-style="none" officeooo:rsid="00941229"/>
    </style:style>
    <style:style style:name="T43" style:family="text">
      <style:text-properties style:text-underline-style="none" officeooo:rsid="009535f6"/>
    </style:style>
    <style:style style:name="T44" style:family="text">
      <style:text-properties style:text-underline-style="none" officeooo:rsid="0096a638"/>
    </style:style>
    <style:style style:name="T45" style:family="text">
      <style:text-properties style:text-position="super 58%" style:text-underline-style="none"/>
    </style:style>
    <style:style style:name="T46" style:family="text">
      <style:text-properties officeooo:rsid="0082ff5d"/>
    </style:style>
    <style:style style:name="T47" style:family="text">
      <style:text-properties officeooo:rsid="0087f7ab"/>
    </style:style>
    <style:style style:name="T48" style:family="text">
      <style:text-properties officeooo:rsid="008c52eb"/>
    </style:style>
    <style:style style:name="T49" style:family="text">
      <style:text-properties officeooo:rsid="008e40a2"/>
    </style:style>
    <style:style style:name="T50" style:family="text">
      <style:text-properties officeooo:rsid="00904354"/>
    </style:style>
    <style:style style:name="T51" style:family="text">
      <style:text-properties officeooo:rsid="0098b96f"/>
    </style:style>
    <style:style style:name="T52" style:family="text">
      <style:text-properties officeooo:rsid="0099983d"/>
    </style:style>
    <style:style style:name="T53" style:family="text">
      <style:text-properties officeooo:rsid="0099cd46"/>
    </style:style>
    <style:style style:name="T5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My Dev Cirriculum</text:p>
      <text:p text:style-name="P1"/>
      <text:p text:style-name="P82">That is the art and talent involved in programming—reducing complexity to simplicity. </text:p>
      <text:p text:style-name="P83">A “bad programmer” is just somebody who fails to reduce the complexity. </text:p>
      <text:p text:style-name="P99"><text:span text:style-name="T15">The attitude that every engineer should have, in every field of engineering, is: </text:span>I can solve this problem <text:tab/>the right way</text:p>
      <text:p text:style-name="P83"/>
      <text:p text:style-name="P1"/>
      <text:p text:style-name="P94">Read at ton → Code at ton → Repeat</text:p>
      <text:p text:style-name="P95">Get used to reading manuals</text:p>
      <text:p text:style-name="P95">Read books and manuals 2+ times</text:p>
      <text:p text:style-name="P90">Learn Math as needed</text:p>
      <text:p text:style-name="P91">Solve a specific problem that interests you</text:p>
      <text:p text:style-name="P92"><text:span text:style-name="T3">*Find a mentor!</text:span><text:span text:style-name="T5">*</text:span></text:p>
      <text:p text:style-name="P93"><text:span text:style-name="T5">M</text:span><text:span text:style-name="T4">aster one language then learn several others</text:span></text:p>
      <text:p text:style-name="P96">Build code based around examples in documentation and in others' code</text:p>
      <text:p text:style-name="P96"/>
      <text:p text:style-name="P8">Tips</text:p>
      <text:p text:style-name="P44">Read books/manuals 2-3x</text:p>
      <text:p text:style-name="P45">Don't write code until you actually need it. </text:p>
      <text:p text:style-name="P9"><text:span text:style-name="T8">Delete any unused code. If you need unused code later use version control </text:span><text:span text:style-name="T9">to pull the feature back.</text:span></text:p>
      <text:p text:style-name="P10"><text:span text:style-name="T9">B</text:span><text:span text:style-name="T8">efore building ask a lot of questions to people about what the program specifically needs to do.</text:span></text:p>
      <text:p text:style-name="P46">To code faster: don't think – understand. The answer is usually not in your mind</text:p>
      <text:p text:style-name="P47">Write code that can change later</text:p>
      <text:p text:style-name="P47">Use a constant – not a magic number</text:p>
      <text:p text:style-name="P48">Bad phrase: “We'll never need ...”</text:p>
      <text:p text:style-name="P49">Still don't try to anticipate what you don't need. </text:p>
      <text:p text:style-name="P50">Build based on what you know now</text:p>
      <text:p text:style-name="P51">Write minimal layer for what you need – don't deep dive into a whole framework right away</text:p>
      <text:p text:style-name="P13"><text:span text:style-name="T8">Design your program in proportion to </text:span><text:span text:style-name="T10">the time it will be used by </text:span><text:span text:style-name="T11">other </text:span><text:span text:style-name="T10">people</text:span></text:p>
      <text:p text:style-name="P14"><text:span text:style-name="T10">D</text:span><text:span text:style-name="T8">esign a little more than you think is necessary</text:span></text:p>
      <text:p text:style-name="P15"><text:span text:style-name="T8">Don't try to accommodate every future requirement now - “</text:span><text:span text:style-name="T12">One day I might need to do foo so I should just do foo now” - wrong</text:span></text:p>
      <text:p text:style-name="P52">Don't over design</text:p>
      <text:p text:style-name="P52">Be as generic as you need to be right now</text:p>
      <text:p text:style-name="P16"><text:span text:style-name="T8">Never duplicate code – </text:span><text:span text:style-name="T13">DRY -Don't repeat yourself</text:span></text:p>
      <text:p text:style-name="P53">If you copy and paste once think of utility function</text:p>
      <text:p text:style-name="P17"><text:span text:style-name="T8">-So, a “good programmer” will do everything in his/her power to make what he writes as simple as possible </text:span><text:span text:style-name="Emphasis"><text:span text:style-name="T8">to other programmers</text:span></text:span><text:span text:style-name="T8">. A “good” programmer creates things that are easy to understand, so that it’s really easy to shake all the bugs out. </text:span></text:p>
      <text:p text:style-name="P97"><text:span text:style-name="T15">-</text:span><text:span text:style-name="Strong_20_Emphasis"><text:span text:style-name="T8">The better you understand what you are doing, the better you will do it.</text:span></text:span><text:span text:style-name="T8"> </text:span></text:p>
      <text:p text:style-name="P98"><text:span text:style-name="T15">R</text:span><text:span text:style-name="T14">ethink your design at every step</text:span></text:p>
      <text:p text:style-name="P84">Get really good at refactoring</text:p>
      <text:p text:style-name="P85">Understand the order that you should build things – from the inside out</text:p>
      <text:p text:style-name="P86">Build the core of your application </text:p>
      <text:p text:style-name="P31"><text:span text:style-name="T8">What produces a useful product as fast as possible. </text:span><text:span text:style-name="T16">Write useful core first. </text:span></text:p>
      <text:p text:style-name="P31"><text:span text:style-name="T8"><text:tab/>ex. A youtuble app - 1</text:span><text:span text:style-name="T45">st</text:span><text:span text:style-name="T8"> build rendering surface that can play a video</text:span></text:p>
      <text:p text:style-name="P30"><text:span text:style-name="Strong_20_Emphasis"><text:span text:style-name="T17">-Never “fix” anything unless it’s a problem, and you have evidence showing that the problem </text:span></text:span><text:soft-page-break/><text:span text:style-name="Strong_20_Emphasis"><text:span text:style-name="T17">really exists.</text:span></text:span><text:span text:style-name="T17"> </text:span></text:p>
      <text:p text:style-name="P54">Software is supposed to help people</text:p>
      <text:p text:style-name="P22"><text:span text:style-name="T8">When making a change </text:span><text:span text:style-name="T26">ask</text:span><text:span text:style-name="T8">– how important is the change to help people? How needed is it? How hard is it to implement?</text:span></text:p>
      <text:p text:style-name="P55">Don't make decisions about the future</text:p>
      <text:p text:style-name="P56">Design for change</text:p>
      <text:p text:style-name="P57">Defects are things that don't help people</text:p>
      <text:p text:style-name="P58">A program's ease of maintenance is based on how simple each of its pieces are</text:p>
      <text:p text:style-name="P59">You shouldn't need to understand the whole system at once in order to modify</text:p>
      <text:p text:style-name="P60">Software is a system of knowledge – representation of ideas</text:p>
      <text:p text:style-name="P61">Ask people to clarify</text:p>
      <text:p text:style-name="P62">Something “works” if it behaves as you intended</text:p>
      <text:p text:style-name="P63">You have to maintain your mocks and tests along with your program</text:p>
      <text:p text:style-name="P64">Tests help you along with other developers</text:p>
      <text:p text:style-name="P65">Write strong solid tests</text:p>
      <text:p text:style-name="P66">Don't hide errors – it blocks knowledge about the system</text:p>
      <text:p text:style-name="P67">No system works 100% of the time</text:p>
      <text:p text:style-name="P68">It's not real until you draw it</text:p>
      <text:p text:style-name="P104">Take notes and put descriptions in your own words</text:p>
      <text:p text:style-name="P104"/>
      <text:p text:style-name="P111">Deployment</text:p>
      <text:p text:style-name="P105">Web application – hierarch of directories and files in a standard layout.</text:p>
      <text:p text:style-name="P105">Top level of your directory is the <text:span text:style-name="T54">document root </text:span>of your application. Place HTML and JSP files here.</text:p>
      <text:p text:style-name="P112">Context path<text:span text:style-name="T8"> – path access pages to your source code via url. Selected by sys admin. </text:span></text:p>
      <text:p text:style-name="P112"><text:span text:style-name="T8"><text:tab/>ex. If context path is /catalog then a URI request /catalog/index.html gets index.html from your <text:tab/>document root</text:span></text:p>
      <text:p text:style-name="P105"/>
      <text:p text:style-name="P51"/>
      <text:p text:style-name="P11">Patterns</text:p>
      <text:p text:style-name="P26">https://sourcemaking.com/design_patterns/builder</text:p>
      <text:p text:style-name="P26">http://www.tutorialspoint.com/design_pattern/design_pattern_overview.htm</text:p>
      <text:p text:style-name="P11"/>
      <text:p text:style-name="P12"><text:span text:style-name="T19">1.) </text:span><text:span text:style-name="T40">Factory Pattern – </text:span><text:span text:style-name="T41">Interface that creates objects but lets subclasses decide which class to instantiate.</text:span></text:p>
      <text:p text:style-name="P12"><text:span text:style-name="T8">Factory – </text:span><text:span text:style-name="T18">A method that returns a 'new' object. </text:span><text:span text:style-name="T28">Clients never create objects themselves, factories do that. </text:span></text:p>
      <text:p text:style-name="P69">When to use: <text:span text:style-name="T46">a framework needs to provide a standard architecture for different applications. Framework still needs to allow for individual applications do define their own object for instantiation</text:span></text:p>
      <text:p text:style-name="P70"/>
      <text:p text:style-name="P18"><text:span text:style-name="T8">2.) </text:span><text:span text:style-name="T20">Object pool pattern – </text:span><text:span text:style-name="T21">uses set of initialized ('new') object kept ready to use rather than allocating them and destroying them on command. </text:span><text:span text:style-name="T23">Clients request objects from pool and return objects when finished with them either manually or automatically. Objects aren't destroyed when </text:span><text:span text:style-name="T24">returned to the pool </text:span><text:span text:style-name="T25">so they can be reused again.</text:span></text:p>
      <text:p text:style-name="P71"/>
      <text:p text:style-name="P72">It's important that when an object gets returned to the pool it's reset to a state that a client can use later. </text:p>
      <text:p text:style-name="P71"/>
      <text:p text:style-name="P73">Pros: <text:s/>Performance benefits significantly</text:p>
      <text:p text:style-name="P19"><text:span text:style-name="T8">Cons: </text:span><text:span text:style-name="T22">Complicate object lifetime</text:span></text:p>
      <text:p text:style-name="P21"><text:span text:style-name="T22">W</text:span><text:span text:style-name="T8">hen to use: </text:span><text:span text:style-name="T25">when you have to work with a lot of objects that are expensive to instantiate </text:span></text:p>
      <text:p text:style-name="P74"/>
      <text:p text:style-name="P20"><text:soft-page-break/><text:span text:style-name="T8">3.) </text:span><text:span text:style-name="T27">Abstract factory – </text:span><text:span text:style-name="T29">Creates and instance of several families of classes</text:span></text:p>
      <text:p text:style-name="P23"><text:span text:style-name="T27">G</text:span><text:span text:style-name="T8">oal: provide interface to create collection of dependencies without specifying their concrete classes.</text:span></text:p>
      <text:p text:style-name="P75">Encapsulates many 'new' objects that come form multiple platforms. </text:p>
      <text:p text:style-name="P76">Use: portable applications need to encapsulate dependencies. </text:p>
      <text:p text:style-name="P76"/>
      <text:p text:style-name="P24"><text:span text:style-name="T8">4.) Facade Pattern – </text:span><text:span text:style-name="T30">provides single interface to a set of interfaces. </text:span><text:span text:style-name="T31">Makes subsystem of interfaces easier to use. Wraps a complicated system into a simpler interface. </text:span><text:span text:style-name="T32">Single interface object. </text:span><text:span text:style-name="T33">Subsystems don't interact with each other – just the facade. </text:span><text:span text:style-name="T34">Facades often implemented as Singletons.</text:span></text:p>
      <text:p text:style-name="P77">Benefits: reduces complexity and decouples program</text:p>
      <text:p text:style-name="P78">Limits: Single access point limits flexibility that power uses may need</text:p>
      <text:p text:style-name="P79"/>
      <text:p text:style-name="P25"><text:span text:style-name="T8">5.) </text:span><text:span text:style-name="T35">Builder Pattern – </text:span><text:span text:style-name="T36">creating </text:span><text:span text:style-name="T37">one complex </text:span><text:span text:style-name="T36">object based on </text:span><text:span text:style-name="T37">many different pieces. Allows you to create </text:span><text:span text:style-name="T38">many different complex objects based on the same underlying pieces.</text:span></text:p>
      <text:p text:style-name="P80">1. Algorithm that reads and parses a database</text:p>
      <text:p text:style-name="P80">2. Algorithm that builds one of the target products</text:p>
      <text:p text:style-name="P27"><text:span text:style-name="T8">Gives you finer control over construction process. Unlike patterns that construct objects in one shot. </text:span><text:span text:style-name="T39">Builder pattern constructs product step by step under the control of the “directory”</text:span></text:p>
      <text:p text:style-name="P28"><text:span text:style-name="T39">I</text:span><text:span text:style-name="T8">s common input with many different representations possible? </text:span></text:p>
      <text:p text:style-name="P100">Mcdonald's kids meal – creates many different combinations of the same basic pieces</text:p>
      <text:p text:style-name="P100"/>
      <text:p text:style-name="P29">Prototype Design Pattern</text:p>
      <text:p text:style-name="P81">New object are created from a prototype object. <text:span text:style-name="T47">The prototype is hardwired to create new objects from it. The prototype class has <text:s/>1. a clone method that allows other classes to copy it 2. a list of classes that are allowed to clone it. Clients uses a polymorphic constructor</text:span></text:p>
      <text:p text:style-name="P29"/>
      <text:p text:style-name="P110">MVC (with JSP) <text:span text:style-name="T48">Pattern</text:span></text:p>
      <text:p text:style-name="P101">Seperates core logic from presentation and data. </text:p>
      <text:p text:style-name="P101">Controller – handles incoming http requests. I<text:span text:style-name="T49">s middle-man between data and how data is presented (view)</text:span></text:p>
      <text:p text:style-name="P101">Model – represents application data</text:p>
      <text:p text:style-name="P101">View – represents <text:span text:style-name="T51">information </text:span>(user interface) – <text:span text:style-name="T52">(will use actual front end code for implementation)</text:span></text:p>
      <text:p text:style-name="P102">Pros: navigation control is in one place and easy to maintain a large application. <text:span text:style-name="T53">Easy to extend. Easy to test. Better decoupling.</text:span></text:p>
      <text:p text:style-name="P103">Cons: Need to write controller code. If you change controller code you need to recompile. </text:p>
      <text:p text:style-name="P110"><text:span text:style-name="T8"/></text:p>
      <text:p text:style-name="P113">Servlets vs MVC</text:p>
      <text:p text:style-name="P106">Servlets create threads to handle requests. <text:span text:style-name="T50">Don't allocate spearate memory area so servlet can handle many requests. </text:span>But code needs to be recompiled if any changes are made. Presentation and business logic are combined.</text:p>
      <text:p text:style-name="P106"/>
      <text:p text:style-name="P114">Jsp<text:span text:style-name="T8"> – solves many problems with servlets. Seperates business and presentation logic. No need to redeploy app if you modify the jsp. </text:span><text:span text:style-name="T43">Supports web app via JavaBean, custom tags, and JSTL. </text:span><text:span text:style-name="T42">You can seperate business logic from your jsp. </text:span><text:span text:style-name="T44">Business logic is held in JavaBean.</text:span></text:p>
      <text:p text:style-name="P106"/>
      <text:p text:style-name="P115">Model 1 Architecture</text:p>
      <text:p text:style-name="P107">Browser ↔ Jsp ↔ JavaBean ↔ Database</text:p>
      <text:p text:style-name="P108">pros: easy and quick to develop application</text:p>
      <text:p text:style-name="P108">cons: no central navigation – each page contains logic to determine the next page. If you change the name of a Jsp, and other pages refer to it, you must change the jsp name everywhere. Takes more time <text:soft-page-break/>to develop custom tags in jsp so you don't have to use scriptlet tag. Hard to extend for larger applications.</text:p>
      <text:p text:style-name="P116"/>
      <text:p text:style-name="P108"/>
      <text:p text:style-name="P108"/>
      <text:p text:style-name="P106"/>
      <text:p text:style-name="P7">ToolSet</text:p>
      <text:p text:style-name="P39">Debugger</text:p>
      <text:p text:style-name="P39"><text:tab/>- <text:span text:style-name="T6">debug the old fashioned way : print/ log statements</text:span></text:p>
      <text:p text:style-name="P39">IDE</text:p>
      <text:p text:style-name="P42">Text editor</text:p>
      <text:p text:style-name="P1"/>
      <text:p text:style-name="P6">Projects</text:p>
      <text:p text:style-name="P37">Build your own website : w3schools.com</text:p>
      <text:p text:style-name="P38">Project Euler, <text:span text:style-name="T7">topCoder</text:span></text:p>
      <text:p text:style-name="P37"/>
      <text:p text:style-name="P32">Great Resources</text:p>
      <text:p text:style-name="P43">RTFM</text:p>
      <text:p text:style-name="P38">*GOOGLE!*</text:p>
      <text:p text:style-name="P38">StackOverFlow</text:p>
      <text:p text:style-name="P89">w3schools.com: Html, CSS, JavaScript, Sql, (php)</text:p>
      <text:p text:style-name="P2">learnxinyminutes.com</text:p>
      <text:p text:style-name="P2"/>
      <text:p text:style-name="P5">Definintions</text:p>
      <text:p text:style-name="P34">grep – filters input with provided patterns (usually regular expressions)</text:p>
      <text:p text:style-name="P35">regular expressions – user defined rules for selecting certain text in a document </text:p>
      <text:p text:style-name="P2"/>
      <text:p text:style-name="P4">Required Text/Docs</text:p>
      <text:p text:style-name="P40">Learn Python the Hard Way/<text:span text:style-name="T2">Command Line Crash Course</text:span></text:p>
      <text:p text:style-name="P41">Data structures in python</text:p>
      <text:p text:style-name="P33">Code Complete</text:p>
      <text:p text:style-name="P33">How to think like a programmer</text:p>
      <text:p text:style-name="P33">Algorithms in Java</text:p>
      <text:p text:style-name="P36">Assembly from the ground up</text:p>
      <text:p text:style-name="P36"><text:span text:style-name="T1">The </text:span>C programming language</text:p>
      <text:p text:style-name="P3"/>
      <text:p text:style-name="P5">Suggested Books</text:p>
      <text:p text:style-name="P34">Power of Words</text:p>
      <text:p text:style-name="P34">How to Write a Paragraph</text:p>
      <text:p text:style-name="P34">On Writing</text:p>
      <text:p text:style-name="P34">Glamor of Grammar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0:33:58.685000000</meta:creation-date>
    <dc:date>2016-01-20T15:28:42.462000000</dc:date>
    <meta:editing-duration>PT12H37M51S</meta:editing-duration>
    <meta:editing-cycles>137</meta:editing-cycles>
    <meta:generator>LibreOffice/5.0.0.5$Windows_x86 LibreOffice_project/1b1a90865e348b492231e1c451437d7a15bb262b</meta:generator>
    <meta:document-statistic meta:table-count="0" meta:image-count="0" meta:object-count="0" meta:page-count="4" meta:paragraph-count="132" meta:word-count="1385" meta:character-count="8481" meta:non-whitespace-character-count="7178"/>
  </office:meta>
</office:document-meta>
</file>